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3.298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6.92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Analysis Method</text:p>
          </table:table-cell>
          <table:table-cell office:value-type="string" calcext:value-type="string">
            <text:p>latest data</text:p>
          </table:table-cell>
          <table:table-cell office:value-type="string" calcext:value-type="string">
            <text:p>data this month</text:p>
          </table:table-cell>
          <table:table-cell office:value-type="string" calcext:value-type="string">
            <text:p>analyse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trouble</text:p>
          </table:table-cell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has no security</text:p>
          </table:table-cell>
          <table:table-cell office:value-type="string" calcext:value-type="string">
            <text:p>https://www.statsethiopia.gov.et/our-survey-report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hing since April</text:p>
          </table:table-cell>
          <table:table-cell office:value-type="string" calcext:value-type="string">
            <text:p>https://statgabon.ga/home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oct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2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Portuguese</text:p>
          </table:table-cell>
          <table:table-cell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adro 11 Homologas. Problem: only reporting for 8 cities now, so leave blank</text:p>
          </table:table-cell>
          <table:table-cell office:value-type="string" calcext:value-type="string">
            <text:p>http://www.ine.gov.mz/estatisticas/estatisticas-economicas/indice-de-preco-no-consumidor/quadros/nacional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cbos.gov.sd/en/periodicals-publications?field_publication_type_tid_i18n=4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nov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be sure to use rebase 2019 data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30])" office:value-type="float" office:value="19" calcext:value-type="float">
            <text:p>19</text:p>
          </table:table-cell>
          <table:table-cell table:formula="of:=SUM([.F3:.F30])" office:value-type="float" office:value="19" calcext:value-type="float">
            <text:p>19</text:p>
          </table:table-cell>
          <table:table-cell table:formula="of:=SUM([.G3:.G30])" office:value-type="float" office:value="17" calcext:value-type="float">
            <text:p>17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3T15:33:28.147000000</dc:date>
    <meta:editing-duration>PT19H27M43S</meta:editing-duration>
    <meta:editing-cycles>42</meta:editing-cycles>
    <meta:generator>LibreOffice/7.3.4.2$Windows_X86_64 LibreOffice_project/728fec16bd5f605073805c3c9e7c4212a0120dc5</meta:generator>
    <meta:document-statistic meta:table-count="1" meta:cell-count="232" meta:object-count="0"/>
  </office:meta>
</office:document-meta>
</file>